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field="urn:openoffice:names:experimental:ooo-ms-interop:xmlns:field:1.0" xmlns:text="urn:oasis:names:tc:opendocument:xmlns:text:1.0" xmlns:style="urn:oasis:names:tc:opendocument:xmlns:style:1.0" xmlns:meta="urn:oasis:names:tc:opendocument:xmlns:meta:1.0" xmlns:xlink="http://www.w3.org/1999/xlink" xmlns:css3t="http://www.w3.org/TR/css3-text/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office="urn:oasis:names:tc:opendocument:xmlns:office:1.0" xmlns:formx="urn:openoffice:names:experimental:ooxml-odf-interop:xmlns:form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1" svg:font-family="Times"/>
    <style:font-face style:name="DejaVu Sans1" svg:font-family="'DejaVu Sans'" style:font-pitch="variable"/>
    <style:font-face style:name="Liberation Serif1" svg:font-family="'Liberation Serif'" style:font-pitch="variable"/>
    <style:font-face style:name="Times" svg:font-family="Time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5cm" svg:stroke-color="#ff0000" draw:stroke-linejoin="miter" svg:stroke-linecap="butt" draw:fill="none" fo:padding-top="0.052cm" fo:padding-bottom="0.052cm" fo:padding-left="0.052cm" fo:padding-right="0.052cm"/>
    </style:style>
    <style:style style:name="gr2" style:family="graphic" style:parent-style-name="standard">
      <style:graphic-properties draw:stroke="none" draw:fill="solid" draw:fill-color="#ffff00"/>
    </style:style>
    <style:style style:name="gr3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2.253cm" fo:min-width="2.01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solid" svg:stroke-width="0.141cm" svg:stroke-color="#000000" draw:stroke-linejoin="miter" svg:stroke-linecap="butt" draw:fill="none" fo:padding-top="0.07cm" fo:padding-bottom="0.07cm" fo:padding-left="0.07cm" fo:padding-right="0.07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2.253cm" fo:min-width="2.827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solid" draw:fill-color="#ffffff" draw:textarea-horizontal-align="left" draw:textarea-vertical-align="bottom" draw:auto-grow-height="true" draw:auto-grow-width="true" fo:min-height="1.314cm" fo:min-width="3.21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solid" svg:stroke-width="0.423cm" svg:stroke-color="#000000" draw:stroke-linejoin="miter" svg:stroke-linecap="butt" draw:fill="none" fo:padding-top="0.211cm" fo:padding-bottom="0.211cm" fo:padding-left="0.211cm" fo:padding-right="0.211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551cm" fo:min-width="2.25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solid" draw:fill-color="#ffffff" draw:textarea-horizontal-align="left" draw:textarea-vertical-align="middle" draw:auto-grow-height="true" draw:auto-grow-width="true" fo:min-height="2.213cm" fo:min-width="3.199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solid" svg:stroke-width="0.176cm" svg:stroke-color="#000000" draw:stroke-linejoin="miter" svg:stroke-linecap="butt" draw:fill="none" fo:padding-top="0.088cm" fo:padding-bottom="0.088cm" fo:padding-left="0.088cm" fo:padding-right="0.088cm"/>
    </style:style>
    <style:style style:name="gr12" style:family="graphic" style:parent-style-name="standard">
      <style:graphic-properties draw:stroke="none" draw:fill="solid" draw:fill-color="#ffffff" draw:textarea-horizontal-align="left" draw:textarea-vertical-align="bottom" draw:auto-grow-height="true" draw:auto-grow-width="true" fo:min-height="1.441cm" fo:min-width="3.211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solid" draw:fill-color="#bbe33d"/>
    </style:style>
    <style:style style:name="gr14" style:family="graphic" style:parent-style-name="standard">
      <style:graphic-properties draw:stroke="none" draw:fill="solid" draw:fill-color="#ffffff" draw:textarea-horizontal-align="left" draw:textarea-vertical-align="middle" draw:auto-grow-height="true" draw:auto-grow-width="true" fo:min-height="1.524cm" fo:min-width="3.199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2.253cm" fo:min-width="2.582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2.253cm" fo:min-width="1.70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solid" draw:fill-color="#ffffff" draw:textarea-horizontal-align="left" draw:textarea-vertical-align="middle" draw:auto-grow-height="true" draw:auto-grow-width="true" fo:min-height="1.27cm" fo:min-width="3.199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solid" svg:stroke-width="0.105cm" svg:stroke-color="#000000" draw:stroke-linejoin="miter" svg:stroke-linecap="butt" draw:fill="none" fo:padding-top="0.052cm" fo:padding-bottom="0.052cm" fo:padding-left="0.052cm" fo:padding-right="0.052cm"/>
    </style:style>
    <style:style style:name="gr19" style:family="graphic" style:parent-style-name="standard">
      <style:graphic-properties draw:stroke="none" draw:fill="solid" draw:fill-color="#000000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2.253cm" fo:min-width="2.039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solid" draw:fill-color="#ffffff" draw:textarea-horizontal-align="left" draw:textarea-vertical-align="middle" draw:auto-grow-height="true" draw:auto-grow-width="true" fo:min-height="1.127cm" fo:min-width="2.636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solid" svg:stroke-width="0.317cm" svg:stroke-color="#000000" draw:stroke-linejoin="miter" svg:stroke-linecap="butt" draw:fill="none" fo:padding-top="0.158cm" fo:padding-bottom="0.158cm" fo:padding-left="0.158cm" fo:padding-right="0.158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2.253cm" fo:min-width="3.028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solid" draw:fill-color="#ffffff" draw:textarea-horizontal-align="left" draw:textarea-vertical-align="middle" draw:auto-grow-height="true" draw:auto-grow-width="true" fo:min-height="1.484cm" fo:min-width="3.211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solid" svg:stroke-width="0.352cm" svg:stroke-color="#000000" draw:stroke-linejoin="miter" svg:stroke-linecap="butt" draw:fill="none" fo:padding-top="0.176cm" fo:padding-bottom="0.176cm" fo:padding-left="0.176cm" fo:padding-right="0.176cm"/>
    </style:style>
    <style:style style:name="gr26" style:family="graphic" style:parent-style-name="standard">
      <style:graphic-properties draw:stroke="none" draw:fill="solid" draw:fill-color="#ffffff" draw:textarea-horizontal-align="left" draw:textarea-vertical-align="middle" draw:auto-grow-height="true" draw:auto-grow-width="true" fo:min-height="1.25cm" fo:min-width="3.199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solid" draw:fill-color="#ffffff" draw:textarea-horizontal-align="left" draw:textarea-vertical-align="middle" draw:auto-grow-height="true" draw:auto-grow-width="true" fo:min-height="1.397cm" fo:min-width="3.199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1.127cm" fo:min-width="0.815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solid" draw:fill-color="#ffffff" draw:textarea-horizontal-align="left" draw:textarea-vertical-align="middle" draw:auto-grow-height="true" draw:auto-grow-width="true" fo:min-height="1.905cm" fo:min-width="3.199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2.253cm" fo:min-width="3.804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solid" draw:fill-color="#ffffff" draw:textarea-horizontal-align="left" draw:textarea-vertical-align="middle" draw:auto-grow-height="true" draw:auto-grow-width="true" fo:min-height="1.143cm" fo:min-width="3.199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2.253cm" fo:min-width="2.674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solid" draw:fill-color="#ffffff" draw:textarea-horizontal-align="left" draw:textarea-vertical-align="middle" draw:auto-grow-height="true" draw:auto-grow-width="true" fo:min-height="1.254cm" fo:min-width="3.199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solid" draw:fill-color="#ffffff" draw:textarea-horizontal-align="left" draw:textarea-vertical-align="middle" draw:auto-grow-height="true" draw:auto-grow-width="true" fo:min-height="1.157cm" fo:min-width="3.199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solid" draw:fill-color="#ffffff" draw:textarea-horizontal-align="left" draw:textarea-vertical-align="middle" draw:auto-grow-height="true" draw:auto-grow-width="true" fo:min-height="1.403cm" fo:min-width="3.211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solid" draw:fill-color="#ffffff" draw:textarea-horizontal-align="left" draw:textarea-vertical-align="middle" draw:auto-grow-height="true" draw:auto-grow-width="true" fo:min-height="1.251cm" fo:min-width="3.211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solid" svg:stroke-width="0.246cm" svg:stroke-color="#000000" draw:stroke-linejoin="miter" svg:stroke-linecap="butt" draw:fill="none" fo:padding-top="0.123cm" fo:padding-bottom="0.123cm" fo:padding-left="0.123cm" fo:padding-right="0.123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2.253cm" fo:min-width="2.498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solid" draw:fill-color="#ffffff" draw:textarea-horizontal-align="left" draw:textarea-vertical-align="middle" draw:auto-grow-height="true" draw:auto-grow-width="true" fo:min-height="1.136cm" fo:min-width="2.636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solid" svg:stroke-width="0.282cm" svg:stroke-color="#000000" draw:stroke-linejoin="miter" svg:stroke-linecap="butt" draw:fill="none" fo:padding-top="0.141cm" fo:padding-bottom="0.141cm" fo:padding-left="0.141cm" fo:padding-right="0.141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1.551cm" fo:min-width="1.596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solid" draw:fill-color="#ffbf00"/>
    </style:style>
    <style:style style:name="gr43" style:family="graphic" style:parent-style-name="standard">
      <style:graphic-properties draw:stroke="none" draw:fill="solid" draw:fill-color="#ffffff" draw:textarea-horizontal-align="left" draw:textarea-vertical-align="bottom" draw:auto-grow-height="true" draw:auto-grow-width="true" fo:min-height="1.332cm" fo:min-width="3.211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2.253cm" fo:min-width="3.901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solid" svg:stroke-width="0.458cm" svg:stroke-color="#000000" draw:stroke-linejoin="miter" svg:stroke-linecap="butt" draw:fill="none" fo:padding-top="0.229cm" fo:padding-bottom="0.229cm" fo:padding-left="0.229cm" fo:padding-right="0.229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1.551cm" fo:min-width="3.181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solid" draw:fill-color="#ffffff" draw:textarea-horizontal-align="left" draw:textarea-vertical-align="middle" draw:auto-grow-height="true" draw:auto-grow-width="true" fo:min-height="1.272cm" fo:min-width="3.762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2.143cm" fo:min-width="5.099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solid" draw:fill-color="#ffffff" draw:textarea-horizontal-align="left" draw:textarea-vertical-align="middle" draw:auto-grow-height="true" draw:auto-grow-width="true" fo:min-height="1.296cm" fo:min-width="3.762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2.253cm" fo:min-width="4.494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solid" svg:stroke-width="0.211cm" svg:stroke-color="#000000" draw:stroke-linejoin="miter" svg:stroke-linecap="butt" draw:fill="none" fo:padding-top="0.105cm" fo:padding-bottom="0.105cm" fo:padding-left="0.105cm" fo:padding-right="0.105cm"/>
    </style:style>
    <style:style style:name="gr52" style:family="graphic" style:parent-style-name="standard">
      <style:graphic-properties draw:stroke="none" draw:fill="solid" draw:fill-color="#ffffff" draw:textarea-horizontal-align="left" draw:textarea-vertical-align="middle" draw:auto-grow-height="true" draw:auto-grow-width="true" fo:min-height="1.127cm" fo:min-width="3.199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2.253cm" fo:min-width="2.526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solid" draw:fill-color="#ffffff" draw:textarea-horizontal-align="left" draw:textarea-vertical-align="middle" draw:auto-grow-height="true" draw:auto-grow-width="true" fo:min-height="1.189cm" fo:min-width="3.199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dash" draw:stroke-dash="stroke-dash32" svg:stroke-width="0.105cm" svg:stroke-color="#000000" draw:stroke-linejoin="miter" svg:stroke-linecap="butt" draw:fill="none" fo:padding-top="0.052cm" fo:padding-bottom="0.052cm" fo:padding-left="0.052cm" fo:padding-right="0.052cm"/>
    </style:style>
    <style:style style:name="gr56" style:family="graphic" style:parent-style-name="standard">
      <style:graphic-properties draw:stroke="none" draw:fill="solid" draw:fill-color="#ffffff" draw:textarea-horizontal-align="left" draw:textarea-vertical-align="middle" draw:auto-grow-height="true" draw:auto-grow-width="true" fo:min-height="1.524cm" fo:min-width="3.211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2.253cm" fo:min-width="5.006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solid" draw:fill-color="#ffffff" draw:textarea-horizontal-align="left" draw:textarea-vertical-align="middle" draw:auto-grow-height="true" draw:auto-grow-width="true" fo:min-height="1.127cm" fo:min-width="3.762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  <style:paragraph-properties style:writing-mode="lr-tb"/>
      <style:text-properties fo:font-size="28pt" style:font-size-asian="28pt" style:font-size-complex="28pt"/>
    </style:style>
    <style:style style:name="P2" style:family="paragraph">
      <loext:graphic-properties draw:fill="solid" draw:fill-color="#ffff00"/>
      <style:paragraph-properties style:writing-mode="lr-tb"/>
      <style:text-properties fo:font-size="28pt" style:font-size-asian="28pt" style:font-size-complex="28pt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font-size="32pt" fo:font-weight="bold" style:font-size-asian="32pt" style:font-size-complex="32pt"/>
    </style:style>
    <style:style style:name="P5" style:family="paragraph">
      <loext:graphic-properties draw:fill="solid" draw:fill-color="#ffffff"/>
      <style:paragraph-properties fo:text-align="start" style:writing-mode="lr-tb"/>
      <style:text-properties fo:font-size="32pt" style:font-size-asian="36pt" style:font-size-complex="36pt"/>
    </style:style>
    <style:style style:name="P6" style:family="paragraph">
      <loext:graphic-properties draw:fill="none"/>
      <style:paragraph-properties fo:text-align="start" style:writing-mode="lr-tb"/>
      <style:text-properties fo:font-size="32pt" fo:font-weight="bold" style:font-size-asian="26pt" style:font-size-complex="26pt"/>
    </style:style>
    <style:style style:name="P7" style:family="paragraph">
      <loext:graphic-properties draw:fill="solid" draw:fill-color="#bbe33d"/>
      <style:paragraph-properties style:writing-mode="lr-tb"/>
      <style:text-properties fo:font-size="26pt" style:font-size-asian="26pt" style:font-size-complex="26pt"/>
    </style:style>
    <style:style style:name="P8" style:family="paragraph">
      <loext:graphic-properties draw:fill="none"/>
      <style:paragraph-properties style:writing-mode="lr-tb"/>
      <style:text-properties fo:font-size="26pt" style:font-size-asian="26pt" style:font-size-complex="26pt"/>
    </style:style>
    <style:style style:name="P9" style:family="paragraph">
      <loext:graphic-properties draw:fill="solid" draw:fill-color="#ffff00"/>
      <style:paragraph-properties style:writing-mode="lr-tb"/>
      <style:text-properties fo:font-size="26pt" style:font-size-asian="26pt" style:font-size-complex="26pt"/>
    </style:style>
    <style:style style:name="P10" style:family="paragraph">
      <loext:graphic-properties draw:fill="none"/>
      <style:paragraph-properties fo:text-align="start" style:writing-mode="lr-tb"/>
      <style:text-properties fo:font-size="32pt" fo:font-weight="bold" style:font-size-asian="24pt" style:font-size-complex="24pt"/>
    </style:style>
    <style:style style:name="P11" style:family="paragraph">
      <loext:graphic-properties draw:fill="solid" draw:fill-color="#ffffff"/>
      <style:paragraph-properties fo:text-align="start" style:writing-mode="lr-tb"/>
      <style:text-properties fo:font-size="32pt" style:font-size-asian="32pt" style:font-size-complex="32pt"/>
    </style:style>
    <style:style style:name="P12" style:family="paragraph">
      <loext:graphic-properties draw:fill="solid" draw:fill-color="#000000"/>
      <style:paragraph-properties style:writing-mode="lr-tb"/>
      <style:text-properties fo:font-size="26pt" style:font-size-asian="26pt" style:font-size-complex="26pt"/>
    </style:style>
    <style:style style:name="P13" style:family="paragraph">
      <loext:graphic-properties draw:fill="solid" draw:fill-color="#000000"/>
      <style:paragraph-properties style:writing-mode="lr-tb"/>
      <style:text-properties fo:font-size="28pt" style:font-size-asian="28pt" style:font-size-complex="28pt"/>
    </style:style>
    <style:style style:name="P14" style:family="paragraph">
      <loext:graphic-properties draw:fill="solid" draw:fill-color="#ffffff"/>
      <style:paragraph-properties fo:text-align="start" style:writing-mode="lr-tb"/>
      <style:text-properties style:font-name="Liberation Serif" fo:font-size="32pt" style:font-size-asian="32pt" style:font-size-complex="32pt"/>
    </style:style>
    <style:style style:name="P15" style:family="paragraph">
      <loext:graphic-properties draw:fill="solid" draw:fill-color="#ffbf00"/>
      <style:paragraph-properties style:writing-mode="lr-tb"/>
      <style:text-properties fo:font-size="26pt" style:font-size-asian="26pt" style:font-size-complex="26pt"/>
    </style:style>
    <style:style style:name="P16" style:family="paragraph">
      <loext:graphic-properties draw:fill="none"/>
      <style:paragraph-properties fo:text-align="start" style:writing-mode="lr-tb"/>
      <style:text-properties fo:font-size="28pt" fo:font-weight="bold" style:font-size-asian="22pt" style:font-size-complex="22pt"/>
    </style:style>
    <style:style style:name="P17" style:family="paragraph">
      <loext:graphic-properties draw:fill="solid" draw:fill-color="#ffffff"/>
      <style:paragraph-properties fo:text-align="start" style:writing-mode="lr-tb"/>
      <style:text-properties fo:font-size="32pt" style:font-size-asian="24pt" style:font-size-complex="24pt"/>
    </style:style>
    <style:style style:name="P18" style:family="paragraph">
      <loext:graphic-properties draw:fill="none"/>
      <style:paragraph-properties fo:text-align="start" style:writing-mode="lr-tb"/>
      <style:text-properties fo:font-size="32pt" fo:font-weight="bold" style:font-size-asian="28pt" style:font-size-complex="28pt"/>
    </style:style>
    <style:style style:name="T1" style:family="text">
      <style:text-properties fo:color="#000000" style:font-name="Times1" fo:font-size="32pt" fo:font-weight="bold" style:font-size-asian="32pt" style:font-name-complex="Times1" style:font-size-complex="32pt"/>
    </style:style>
    <style:style style:name="T2" style:family="text">
      <style:text-properties fo:color="#000000" style:font-name="Times1" fo:font-size="32pt" style:font-size-asian="32pt" style:font-name-complex="Times1" style:font-size-complex="32pt"/>
    </style:style>
    <style:style style:name="T3" style:family="text">
      <style:text-properties fo:color="#000000" style:font-name="Times1" fo:font-size="32pt" fo:font-weight="bold" style:font-size-asian="24pt" style:font-name-complex="Times1" style:font-size-complex="24pt"/>
    </style:style>
    <style:style style:name="T4" style:family="text">
      <style:text-properties fo:color="#000000" style:font-name="Liberation Serif" fo:font-size="32pt" style:font-size-asian="32pt" style:font-name-complex="Times1" style:font-size-complex="32pt"/>
    </style:style>
    <style:style style:name="T5" style:family="text">
      <style:text-properties fo:color="#000000" style:font-name="Times1" fo:font-size="28pt" fo:font-weight="bold" style:font-size-asian="22pt" style:font-name-complex="Times1" style:font-size-complex="22pt"/>
    </style:style>
    <style:style style:name="T6" style:family="text">
      <style:text-properties fo:color="#000000" style:font-name="Times1" fo:font-size="32pt" style:font-size-asian="24pt" style:font-name-complex="Times1" style:font-size-complex="24pt"/>
    </style:style>
    <style:style style:name="T7" style:family="text">
      <style:text-properties fo:color="#000000" style:font-name="Times1" fo:font-size="32pt" fo:font-weight="bold" style:font-size-asian="28pt" style:font-name-complex="Times1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2.485cm" svg:height="1.512cm" svg:x="12.068cm" svg:y="36.298cm" svg:viewBox="0 0 2486 1513" svg:d="M2486 757c0-419-558-757-1244-757s-1242 338-1242 757c0 417 556 756 1242 756s1244-339 1244-756z">
          <text:p/>
        </draw:path>
        <draw:path draw:style-name="gr2" draw:text-style-name="P2" draw:layer="layout" svg:width="2.959cm" svg:height="1.512cm" svg:x="5.276cm" svg:y="40.041cm" svg:viewBox="0 0 2960 1513" svg:d="M2960 757c0-418-662-757-1480-757-817 0-1480 339-1480 757 0 417 663 756 1480 756 818 0 1480-339 1480-756z">
          <text:p/>
        </draw:path>
        <draw:path draw:style-name="gr3" draw:text-style-name="P1" draw:layer="layout" svg:width="2.959cm" svg:height="1.512cm" svg:x="5.276cm" svg:y="40.041cm" svg:viewBox="0 0 2960 1513" svg:d="M2960 757c0-418-662-757-1480-757-817 0-1480 339-1480 757 0 417 663 756 1480 756 818 0 1480-339 1480-756z">
          <text:p/>
        </draw:path>
        <draw:frame draw:style-name="gr4" draw:text-style-name="P4" draw:layer="layout" svg:width="2.01cm" svg:height="2.253cm" svg:x="12.525cm" svg:y="36.749cm">
          <draw:text-box>
            <text:p text:style-name="P3"><text:span text:style-name="T1">NO</text:span></text:p>
          </draw:text-box>
        </draw:frame>
        <draw:path draw:style-name="gr5" draw:text-style-name="P1" draw:layer="layout" svg:width="4.634cm" svg:height="3.088cm" svg:x="8.512cm" svg:y="37.778cm" svg:viewBox="0 0 4635 3089" svg:d="M4635 0c-480 637-1216 1455-2163 2023-711 427-1604 782-2472 1066">
          <text:p/>
        </draw:path>
        <draw:polygon draw:style-name="gr5" draw:text-style-name="P1" draw:layer="layout" svg:width="0.371cm" svg:height="0.265cm" draw:transform="rotate (-0.330565360327727) translate (8.37623907919796cm 40.6088292775225cm)" svg:viewBox="0 0 372 266" draw:points="372,224 0,266 265,0">
          <text:p/>
        </draw:polygon>
        <draw:frame draw:style-name="gr6" draw:text-style-name="P4" draw:layer="layout" svg:width="2.827cm" svg:height="2.253cm" svg:x="5.498cm" svg:y="40.392cm">
          <draw:text-box>
            <text:p text:style-name="P3"><text:span text:style-name="T1">HNO</text:span></text:p>
          </draw:text-box>
        </draw:frame>
        <draw:path draw:style-name="gr3" draw:text-style-name="P1" draw:layer="layout" svg:width="2.736cm" svg:height="1.512cm" svg:x="19.773cm" svg:y="39.741cm" svg:viewBox="0 0 2737 1513" svg:d="M2737 757c0-418-613-757-1369-757s-1368 339-1368 757c0 417 612 756 1368 756s1369-339 1369-756z">
          <text:p/>
        </draw:path>
        <draw:frame draw:style-name="gr7" draw:text-style-name="P5" draw:layer="layout" svg:width="3.211cm" svg:height="1.314cm" svg:x="9.536cm" svg:y="38.835cm">
          <draw:text-box>
            <text:p text:style-name="P3"><text:span text:style-name="T2"><text:s/></text:span><text:span text:style-name="T2">11.5%</text:span></text:p>
          </draw:text-box>
        </draw:frame>
        <draw:path draw:style-name="gr8" draw:text-style-name="P1" draw:layer="layout" svg:width="5.333cm" svg:height="2.666cm" svg:x="14.354cm" svg:y="37.438cm" svg:viewBox="0 0 5334 2667" svg:d="M0 0c667 313 1435 680 2119 1018 623 307 1997 1018 3215 1649">
          <text:p/>
        </draw:path>
        <draw:polygon draw:style-name="gr8" draw:text-style-name="P1" draw:layer="layout" svg:width="0.518cm" svg:height="0.529cm" draw:transform="rotate (0.323584043319749) translate (19.1151804489802cm 39.7151063536863cm)" svg:viewBox="0 0 519 530" draw:points="519,0 512,511 0,530">
          <text:p/>
        </draw:polygon>
        <draw:frame draw:style-name="gr9" draw:text-style-name="P6" draw:layer="layout" svg:width="2.267cm" svg:height="1.551cm" svg:x="20.053cm" svg:y="40.092cm">
          <draw:text-box>
            <text:p text:style-name="P3"><text:span text:style-name="T1">NO2</text:span></text:p>
          </draw:text-box>
        </draw:frame>
        <draw:path draw:style-name="gr5" draw:text-style-name="P1" draw:layer="layout" svg:width="4.317cm" svg:height="2.92cm" svg:x="7.623cm" svg:y="37.311cm" svg:viewBox="0 0 4318 2921" svg:d="M0 2921c54-525 248-1187 831-1638 877-678 2262-1065 3487-1283">
          <text:p/>
        </draw:path>
        <draw:polygon draw:style-name="gr5" draw:text-style-name="P1" draw:layer="layout" svg:width="0.372cm" svg:height="0.24cm" svg:x="11.666cm" svg:y="37.209cm" svg:viewBox="0 0 373 241" draw:points="0,0 373,36 59,241">
          <text:p/>
        </draw:polygon>
        <draw:frame draw:style-name="gr10" draw:text-style-name="P5" draw:layer="layout" svg:width="3.211cm" svg:height="2.213cm" svg:x="14.973cm" svg:y="38.065cm">
          <draw:text-box>
            <text:p text:style-name="P3"><text:span text:style-name="T2"><text:s/></text:span><text:span text:style-name="T2">97.6%</text:span></text:p>
          </draw:text-box>
        </draw:frame>
        <draw:path draw:style-name="gr11" draw:text-style-name="P1" draw:layer="layout" svg:width="7.619cm" svg:height="3.047cm" svg:x="14.989cm" svg:y="36.803cm" svg:viewBox="0 0 7620 3048" svg:d="M6843 3048c653-492 1166-1130 376-1598-1643-973-4734-1328-7219-1450">
          <text:p/>
        </draw:path>
        <draw:polygon draw:style-name="gr11" draw:text-style-name="P1" draw:layer="layout" svg:width="0.365cm" svg:height="0.308cm" svg:x="14.562cm" svg:y="36.669cm" svg:viewBox="0 0 366 309" draw:points="338,309 0,123 366,0">
          <text:p/>
        </draw:polygon>
        <draw:frame draw:style-name="gr12" draw:text-style-name="P5" draw:layer="layout" svg:width="3.211cm" svg:height="1.441cm" svg:x="7.601cm" svg:y="37.338cm">
          <draw:text-box>
            <text:p text:style-name="P3"><text:span text:style-name="T2"><text:s/></text:span><text:span text:style-name="T2">15.9%</text:span></text:p>
          </draw:text-box>
        </draw:frame>
        <draw:path draw:style-name="gr13" draw:text-style-name="P7" draw:layer="layout" svg:width="2.959cm" svg:height="1.512cm" svg:x="10.334cm" svg:y="0.149cm" svg:viewBox="0 0 2960 1513" svg:d="M2960 757c0-418-662-757-1479-757s-1481 339-1481 757c0 417 664 756 1481 756s1479-339 1479-756z">
          <text:p/>
        </draw:path>
        <draw:path draw:style-name="gr3" draw:text-style-name="P8" draw:layer="layout" svg:width="2.959cm" svg:height="1.512cm" svg:x="10.334cm" svg:y="0.149cm" svg:viewBox="0 0 2960 1513" svg:d="M2960 757c0-418-662-757-1479-757s-1481 339-1481 757c0 417 664 756 1481 756s1479-339 1479-756z">
          <text:p/>
        </draw:path>
        <draw:frame draw:style-name="gr14" draw:text-style-name="P5" draw:layer="layout" svg:width="3.211cm" svg:height="1.524cm" svg:x="19.029cm" svg:y="36.984cm">
          <draw:text-box>
            <text:p text:style-name="P3"><text:span text:style-name="T2"><text:s/></text:span><text:span text:style-name="T2">25.0</text:span><text:span text:style-name="T2">%</text:span></text:p>
          </draw:text-box>
        </draw:frame>
        <draw:path draw:style-name="gr2" draw:text-style-name="P9" draw:layer="layout" svg:width="2.232cm" svg:height="1.512cm" svg:x="9.322cm" svg:y="29.212cm" svg:viewBox="0 0 2233 1513" svg:d="M2233 757c0-417-500-757-1116-757-618 0-1117 340-1117 757 0 418 499 756 1117 756 616 0 1116-338 1116-756z">
          <text:p/>
        </draw:path>
        <draw:path draw:style-name="gr3" draw:text-style-name="P8" draw:layer="layout" svg:width="2.232cm" svg:height="1.512cm" svg:x="9.322cm" svg:y="29.212cm" svg:viewBox="0 0 2233 1513" svg:d="M2233 757c0-417-500-757-1116-757-618 0-1117 340-1117 757 0 418 499 756 1117 756 616 0 1116-338 1116-756z">
          <text:p/>
        </draw:path>
        <draw:frame draw:style-name="gr15" draw:text-style-name="P10" draw:layer="layout" svg:width="2.582cm" svg:height="2.253cm" svg:x="10.556cm" svg:y="0.5cm">
          <draw:text-box>
            <text:p text:style-name="P3"><text:span text:style-name="T3">HCN</text:span></text:p>
          </draw:text-box>
        </draw:frame>
        <draw:path draw:style-name="gr5" draw:text-style-name="P8" draw:layer="layout" svg:width="1.358cm" svg:height="27.396cm" svg:x="11.179cm" svg:y="1.659cm" svg:viewBox="0 0 1359 27397" svg:d="M774 0c0 706 0 1811 0 2770v11485c0 2553 693 3152 570 5700-76 1592-59 2008-342 3563-250 1371-693 2895-1002 3879">
          <text:p/>
        </draw:path>
        <draw:polygon draw:style-name="gr5" draw:text-style-name="P8" draw:layer="layout" svg:width="0.244cm" svg:height="0.373cm" svg:x="11.127cm" svg:y="28.86cm" svg:viewBox="0 0 245 374" draw:points="245,92 0,374 14,0">
          <text:p/>
        </draw:polygon>
        <draw:frame draw:style-name="gr16" draw:text-style-name="P4" draw:layer="layout" svg:width="1.706cm" svg:height="2.253cm" svg:x="9.627cm" svg:y="29.563cm">
          <draw:text-box>
            <text:p text:style-name="P3"><text:span text:style-name="T1">NH</text:span></text:p>
          </draw:text-box>
        </draw:frame>
        <draw:frame draw:style-name="gr17" draw:text-style-name="P11" draw:layer="layout" svg:width="3.211cm" svg:height="1.27cm" svg:x="10.671cm" svg:y="13.943cm">
          <draw:text-box>
            <text:p text:style-name="P3"><text:span text:style-name="T2"><text:s/></text:span><text:span text:style-name="T2">15.9</text:span><text:span text:style-name="T2">%</text:span></text:p>
          </draw:text-box>
        </draw:frame>
        <draw:path draw:style-name="gr3" draw:text-style-name="P8" draw:layer="layout" svg:width="2.203cm" svg:height="1.512cm" svg:x="16.552cm" svg:y="17.341cm" svg:viewBox="0 0 2204 1513" svg:d="M2204 756c0-418-494-756-1103-756-608 0-1101 338-1101 756s493 757 1101 757c609 0 1103-339 1103-757z">
          <text:p/>
        </draw:path>
        <draw:path draw:style-name="gr18" draw:text-style-name="P8" draw:layer="layout" svg:width="4.421cm" svg:height="15.629cm" svg:x="12.345cm" svg:y="1.615cm" svg:viewBox="0 0 4422 15630" svg:d="M0 0c899 787 2071 2052 2071 3288v9257c0 1183 1247 2315 2351 3085">
          <text:p/>
        </draw:path>
        <draw:polygon draw:style-name="gr19" draw:text-style-name="P12" draw:layer="layout" svg:width="0.331cm" svg:height="0.343cm" svg:x="16.687cm" svg:y="17.133cm" svg:viewBox="0 0 332 344" draw:points="182,0 332,344 0,169">
          <text:p/>
        </draw:polygon>
        <draw:polygon draw:style-name="gr18" draw:text-style-name="P8" draw:layer="layout" svg:width="0.331cm" svg:height="0.343cm" svg:x="16.687cm" svg:y="17.133cm" svg:viewBox="0 0 332 344" draw:points="182,0 332,344 0,169">
          <text:p/>
        </draw:polygon>
        <draw:frame draw:style-name="gr20" draw:text-style-name="P10" draw:layer="layout" svg:width="2.039cm" svg:height="2.253cm" svg:x="16.76cm" svg:y="17.692cm">
          <draw:text-box>
            <text:p text:style-name="P3"><text:span text:style-name="T3">CN</text:span></text:p>
          </draw:text-box>
        </draw:frame>
        <draw:path draw:style-name="gr3" draw:text-style-name="P8" draw:layer="layout" svg:width="3.166cm" svg:height="1.512cm" svg:x="7.723cm" svg:y="17.584cm" svg:viewBox="0 0 3167 1513" svg:d="M3167 757c0-418-710-757-1584-757s-1583 339-1583 757c0 417 709 756 1583 756s1584-339 1584-756z">
          <text:p/>
        </draw:path>
        <draw:frame draw:style-name="gr21" draw:text-style-name="P11" draw:layer="layout" svg:width="2.644cm" svg:height="1.131cm" svg:x="13.303cm" svg:y="12.076cm">
          <draw:text-box>
            <text:p text:style-name="P3"><text:span text:style-name="T2"><text:s/></text:span><text:span text:style-name="T2">3</text:span><text:span text:style-name="T2">.</text:span><text:span text:style-name="T2">7</text:span><text:span text:style-name="T2">%</text:span></text:p>
          </draw:text-box>
        </draw:frame>
        <draw:path draw:style-name="gr22" draw:text-style-name="P8" draw:layer="layout" svg:width="1.736cm" svg:height="15.582cm" svg:x="9.274cm" svg:y="1.535cm" svg:viewBox="0 0 1737 15583" svg:d="M1737 0c-744 583-1737 1571-1737 2686v10659c0 750 9 1598 18 2238">
          <text:p/>
        </draw:path>
        <draw:polygon draw:style-name="gr19" draw:text-style-name="P12" draw:layer="layout" svg:width="0.555cm" svg:height="0.356cm" svg:x="9.015cm" svg:y="17.23cm" svg:viewBox="0 0 556 357" draw:points="556,0 283,357 0,7">
          <text:p/>
        </draw:polygon>
        <draw:polygon draw:style-name="gr22" draw:text-style-name="P8" draw:layer="layout" svg:width="0.555cm" svg:height="0.356cm" svg:x="9.015cm" svg:y="17.23cm" svg:viewBox="0 0 556 357" draw:points="556,0 283,357 0,7">
          <text:p/>
        </draw:polygon>
        <draw:frame draw:style-name="gr23" draw:text-style-name="P4" draw:layer="layout" svg:width="3.028cm" svg:height="2.253cm" svg:x="8.151cm" svg:y="17.935cm">
          <draw:text-box>
            <text:p text:style-name="P3"><text:span text:style-name="T1">NCO</text:span></text:p>
          </draw:text-box>
        </draw:frame>
        <draw:path draw:style-name="gr11" draw:text-style-name="P8" draw:layer="layout" svg:width="2.2cm" svg:height="5.341cm" svg:x="10.635cm" svg:y="30.712cm" svg:viewBox="0 0 2201 5342" svg:d="M0 0c248 857 708 2336 1249 3547 276 616 643 1275 952 1795">
          <text:p/>
        </draw:path>
        <draw:polygon draw:style-name="gr19" draw:text-style-name="P13" draw:layer="layout" svg:width="0.314cm" svg:height="0.382cm" svg:x="12.704cm" svg:y="35.974cm" svg:viewBox="0 0 315 383" draw:points="265,0 315,383 0,161">
          <text:p/>
        </draw:polygon>
        <draw:polygon draw:style-name="gr11" draw:text-style-name="P1" draw:layer="layout" svg:width="0.314cm" svg:height="0.382cm" svg:x="12.704cm" svg:y="35.974cm" svg:viewBox="0 0 315 383" draw:points="265,0 315,383 0,161">
          <text:p/>
        </draw:polygon>
        <draw:frame draw:style-name="gr24" draw:text-style-name="P11" draw:layer="layout" svg:width="3.211cm" svg:height="1.484cm" svg:x="8.131cm" svg:y="9.498cm">
          <draw:text-box>
            <text:p text:style-name="P3"><text:span text:style-name="T2"><text:s/></text:span><text:span text:style-name="T2">6</text:span><text:span text:style-name="T2">9</text:span><text:span text:style-name="T2">.</text:span><text:span text:style-name="T2">4</text:span><text:span text:style-name="T2">%</text:span></text:p>
          </draw:text-box>
        </draw:frame>
        <draw:path draw:style-name="gr25" draw:text-style-name="P8" draw:layer="layout" svg:width="3.427cm" svg:height="8.889cm" svg:x="6.48cm" svg:y="30.58cm" svg:viewBox="0 0 3428 8890" svg:d="M3428 0c-852 1476-2715 4917-3357 7828-81 344-81 722-57 1062">
          <text:p/>
        </draw:path>
        <draw:polygon draw:style-name="gr25" draw:text-style-name="P1" draw:layer="layout" svg:width="0.617cm" svg:height="0.361cm" svg:x="6.2cm" svg:y="39.482cm" svg:viewBox="0 0 618 362" draw:points="618,0 319,362 0,17">
          <text:p/>
        </draw:polygon>
        <draw:frame draw:style-name="gr26" draw:text-style-name="P14" draw:layer="layout" svg:width="3.211cm" svg:height="1.255cm" svg:x="10.485cm" svg:y="33.097cm">
          <draw:text-box>
            <text:p text:style-name="P3"><text:span text:style-name="T4"><text:s/></text:span><text:span text:style-name="T4">2</text:span><text:span text:style-name="T4">1</text:span><text:span text:style-name="T4">.</text:span><text:span text:style-name="T4">1</text:span><text:span text:style-name="T4">%</text:span></text:p>
          </draw:text-box>
        </draw:frame>
        <draw:path draw:style-name="gr2" draw:text-style-name="P2" draw:layer="layout" svg:width="1.905cm" svg:height="1.512cm" svg:x="16.013cm" svg:y="32.355cm" svg:viewBox="0 0 1906 1513" svg:d="M1906 756c0-417-427-756-953-756s-953 339-953 756c0 418 427 757 953 757s953-339 953-757z">
          <text:p/>
        </draw:path>
        <draw:path draw:style-name="gr3" draw:text-style-name="P1" draw:layer="layout" svg:width="1.905cm" svg:height="1.512cm" svg:x="16.013cm" svg:y="32.355cm" svg:viewBox="0 0 1906 1513" svg:d="M1906 756c0-417-427-756-953-756s-953 339-953 756c0 418 427 757 953 757s953-339 953-757z">
          <text:p/>
        </draw:path>
        <draw:frame draw:style-name="gr27" draw:text-style-name="P5" draw:layer="layout" svg:width="3.211cm" svg:height="1.397cm" svg:x="6.039cm" svg:y="34.517cm">
          <draw:text-box>
            <text:p text:style-name="P3"><text:span text:style-name="T2"><text:s/></text:span><text:span text:style-name="T2">71.6%</text:span></text:p>
          </draw:text-box>
        </draw:frame>
        <draw:path draw:style-name="gr25" draw:text-style-name="P8" draw:layer="layout" svg:width="4.644cm" svg:height="2.034cm" svg:x="11.106cm" svg:y="30.577cm" svg:viewBox="0 0 4645 2035" svg:d="M0 0c432 208 936 453 1388 678 598 298 683 416 1330 680 600 245 1302 482 1927 677">
          <text:p/>
        </draw:path>
        <draw:polygon draw:style-name="gr19" draw:text-style-name="P13" draw:layer="layout" svg:width="0.458cm" svg:height="0.542cm" svg:x="15.726cm" svg:y="32.238cm" svg:viewBox="0 0 459 543" draw:points="298,0 459,442 0,543">
          <text:p/>
        </draw:polygon>
        <draw:polygon draw:style-name="gr25" draw:text-style-name="P8" draw:layer="layout" svg:width="0.458cm" svg:height="0.542cm" svg:x="15.726cm" svg:y="32.238cm" svg:viewBox="0 0 459 543" draw:points="298,0 459,442 0,543">
          <text:p/>
        </draw:polygon>
        <draw:frame draw:style-name="gr28" draw:text-style-name="P4" draw:layer="layout" svg:width="0.819cm" svg:height="1.131cm" svg:x="16.601cm" svg:y="32.806cm">
          <draw:text-box>
            <text:p text:style-name="P3"><text:span text:style-name="T1">N</text:span></text:p>
          </draw:text-box>
        </draw:frame>
        <draw:path draw:style-name="gr3" draw:text-style-name="P8" draw:layer="layout" svg:width="4.19cm" svg:height="1.512cm" svg:x="3.432cm" svg:y="22.127cm" svg:viewBox="0 0 4191 1513" svg:d="M4191 756c0-418-938-756-2095-756-1158 0-2096 338-2096 756 0 417 938 757 2096 757 1157 0 2095-340 2095-757z">
          <text:p/>
        </draw:path>
        <draw:frame draw:style-name="gr29" draw:text-style-name="P5" draw:layer="layout" svg:width="3.211cm" svg:height="1.905cm" svg:x="11.995cm" svg:y="30.807cm">
          <draw:text-box>
            <text:p text:style-name="P3"><text:span text:style-name="T2"><text:s/></text:span><text:span text:style-name="T2">71.2%</text:span></text:p>
          </draw:text-box>
        </draw:frame>
        <draw:path draw:style-name="gr25" draw:text-style-name="P8" draw:layer="layout" svg:width="4.938cm" svg:height="20.53cm" svg:x="5.605cm" svg:y="1.243cm" svg:viewBox="0 0 4939 20531" svg:d="M4939 0c-2088 1093-4939 2881-4939 4425v12695c0 1143 0 2434 0 3411">
          <text:p/>
        </draw:path>
        <draw:polygon draw:style-name="gr19" draw:text-style-name="P12" draw:layer="layout" svg:width="0.618cm" svg:height="0.353cm" svg:x="5.296cm" svg:y="21.776cm" svg:viewBox="0 0 619 354" draw:points="619,0 309,354 0,0">
          <text:p/>
        </draw:polygon>
        <draw:polygon draw:style-name="gr25" draw:text-style-name="P8" draw:layer="layout" svg:width="0.618cm" svg:height="0.353cm" svg:x="5.296cm" svg:y="21.776cm" svg:viewBox="0 0 619 354" draw:points="619,0 309,354 0,0">
          <text:p/>
        </draw:polygon>
        <draw:frame draw:style-name="gr30" draw:text-style-name="P4" draw:layer="layout" svg:width="3.804cm" svg:height="2.253cm" svg:x="3.9cm" svg:y="22.479cm">
          <draw:text-box>
            <text:p text:style-name="P3"><text:span text:style-name="T1">HNCO</text:span></text:p>
          </draw:text-box>
        </draw:frame>
        <draw:path draw:style-name="gr11" draw:text-style-name="P8" draw:layer="layout" svg:width="5.46cm" svg:height="0.126cm" draw:transform="rotate (-3.14159265358979) translate (16.64cm 18.261cm)" svg:viewBox="0 0 5461 127" svg:d="M0 0c654 14 1491 33 2229 50 1083 25 2290 54 3232 77">
          <text:p/>
        </draw:path>
        <draw:polygon draw:style-name="gr11" draw:text-style-name="P8" draw:layer="layout" svg:width="0.383cm" svg:height="0.312cm" draw:transform="rotate (-0.451691210416133) translate (11.1347531718508cm 17.8825625628732cm)" svg:viewBox="0 0 384 313" draw:points="384,268 0,313 228,0">
          <text:p/>
        </draw:polygon>
        <draw:frame draw:style-name="gr17" draw:text-style-name="P11" draw:layer="layout" svg:width="3.211cm" svg:height="1.27cm" svg:x="4.957cm" svg:y="13.308cm">
          <draw:text-box>
            <text:p text:style-name="P3"><text:span text:style-name="T2"><text:s/></text:span><text:span text:style-name="T2">77.8%</text:span></text:p>
          </draw:text-box>
        </draw:frame>
        <draw:path draw:style-name="gr3" draw:text-style-name="P8" draw:layer="layout" svg:width="2.959cm" svg:height="1.512cm" svg:x="16.638cm" svg:y="22.127cm" svg:viewBox="0 0 2960 1513" svg:d="M2960 756c0-418-662-756-1480-756-817 0-1480 338-1480 756 0 417 663 757 1480 757 818 0 1480-340 1480-757z">
          <text:p/>
        </draw:path>
        <draw:frame draw:style-name="gr31" draw:text-style-name="P11" draw:layer="layout" svg:width="3.211cm" svg:height="1.143cm" svg:x="12.706cm" svg:y="17.734cm">
          <draw:text-box>
            <text:p text:style-name="P3"><text:span text:style-name="T2"><text:s/></text:span><text:span text:style-name="T2">20.7%</text:span></text:p>
          </draw:text-box>
        </draw:frame>
        <draw:path draw:style-name="gr5" draw:text-style-name="P8" draw:layer="layout" svg:width="2.101cm" svg:height="2.977cm" draw:transform="skewX (0.305607152024207) rotate (-0.25254914276358) translate (17.7827188739533cm 18.76925265625cm)" svg:viewBox="0 0 2102 2978" svg:d="M0 0c526 707 1501 2151 2102 2978">
          <text:p/>
        </draw:path>
        <draw:polygon draw:style-name="gr19" draw:text-style-name="P12" draw:layer="layout" svg:width="0.247cm" svg:height="0.353cm" svg:x="18cm" svg:y="21.774cm" svg:viewBox="0 0 248 354" draw:points="248,1 122,354 0,0">
          <text:p/>
        </draw:polygon>
        <draw:polygon draw:style-name="gr5" draw:text-style-name="P8" draw:layer="layout" svg:width="0.247cm" svg:height="0.353cm" svg:x="18cm" svg:y="21.774cm" svg:viewBox="0 0 248 354" draw:points="248,1 122,354 0,0">
          <text:p/>
        </draw:polygon>
        <draw:frame draw:style-name="gr32" draw:text-style-name="P4" draw:layer="layout" svg:width="2.674cm" svg:height="2.253cm" svg:x="16.96cm" svg:y="22.506cm">
          <draw:text-box>
            <text:p text:style-name="P3"><text:span text:style-name="T1">NCN</text:span></text:p>
          </draw:text-box>
        </draw:frame>
        <draw:path draw:style-name="gr5" draw:text-style-name="P8" draw:layer="layout" svg:width="5.206cm" svg:height="14.731cm" svg:x="18.418cm" svg:y="18.261cm" svg:viewBox="0 0 5207 14732" svg:d="M200 0c2041 519 5007 1476 5007 2658v9493c0 1169-2938 2064-5207 2581">
          <text:p/>
        </draw:path>
        <draw:polygon draw:style-name="gr5" draw:text-style-name="P1" draw:layer="layout" svg:width="0.368cm" svg:height="0.282cm" draw:transform="rotate (-0.390604686596332) translate (18.1265444799701cm 32.7515626984452cm)" svg:viewBox="0 0 369 283" draw:points="369,216 0,283 247,0">
          <text:p/>
        </draw:polygon>
        <draw:frame draw:style-name="gr33" draw:text-style-name="P11" draw:layer="layout" svg:width="3.211cm" svg:height="1.254cm" svg:x="16.891cm" svg:y="19.912cm">
          <draw:text-box>
            <text:p text:style-name="P3"><text:span text:style-name="T2"><text:s/></text:span><text:span text:style-name="T2">19.9%</text:span></text:p>
          </draw:text-box>
        </draw:frame>
        <draw:path draw:style-name="gr22" draw:text-style-name="P8" draw:layer="layout" svg:width="0.795cm" svg:height="9.835cm" svg:x="9.528cm" svg:y="19.023cm" svg:viewBox="0 0 796 9836" svg:d="M0 0c166 2050 601 7421 796 9836">
          <text:p/>
        </draw:path>
        <draw:polygon draw:style-name="gr19" draw:text-style-name="P12" draw:layer="layout" svg:width="0.553cm" svg:height="0.38cm" svg:x="10.047cm" svg:y="28.836cm" svg:viewBox="0 0 554 381" draw:points="554,0 315,381 0,59">
          <text:p/>
        </draw:polygon>
        <draw:polygon draw:style-name="gr22" draw:text-style-name="P8" draw:layer="layout" svg:width="0.553cm" svg:height="0.38cm" svg:x="10.047cm" svg:y="28.836cm" svg:viewBox="0 0 554 381" draw:points="554,0 315,381 0,59">
          <text:p/>
        </draw:polygon>
        <draw:frame draw:style-name="gr34" draw:text-style-name="P11" draw:layer="layout" svg:width="3.211cm" svg:height="1.157cm" svg:x="22.564cm" svg:y="24.47cm">
          <draw:text-box>
            <text:p text:style-name="P3"><text:span text:style-name="T2"><text:s/></text:span><text:span text:style-name="T2">16.6%</text:span></text:p>
          </draw:text-box>
        </draw:frame>
        <draw:path draw:style-name="gr5" draw:text-style-name="P8" draw:layer="layout" svg:width="2.158cm" svg:height="2.798cm" svg:x="6.48cm" svg:y="19.023cm" svg:viewBox="0 0 2159 2799" svg:d="M2159 0c-469 310-992 732-1383 1263-320 435-578 1008-776 1536">
          <text:p/>
        </draw:path>
        <draw:polygon draw:style-name="gr19" draw:text-style-name="P12" draw:layer="layout" svg:width="0.264cm" svg:height="0.371cm" svg:x="6.282cm" svg:y="21.769cm" svg:viewBox="0 0 265 372" draw:points="265,107 0,372 42,0">
          <text:p/>
        </draw:polygon>
        <draw:polygon draw:style-name="gr5" draw:text-style-name="P8" draw:layer="layout" svg:width="0.264cm" svg:height="0.371cm" svg:x="6.282cm" svg:y="21.769cm" svg:viewBox="0 0 265 372" draw:points="265,107 0,372 42,0">
          <text:p/>
        </draw:polygon>
        <draw:frame draw:style-name="gr35" draw:text-style-name="P11" draw:layer="layout" svg:width="3.211cm" svg:height="1.403cm" svg:x="8.744cm" svg:y="23.722cm">
          <draw:text-box>
            <text:p text:style-name="P3"><text:span text:style-name="T2"><text:s/></text:span><text:span text:style-name="T2">64.2%</text:span></text:p>
          </draw:text-box>
        </draw:frame>
        <draw:path draw:style-name="gr5" draw:text-style-name="P8" draw:layer="layout" svg:width="6.476cm" svg:height="3.428cm" svg:x="10.544cm" svg:y="18.769cm" svg:viewBox="0 0 6477 3429" svg:d="M0 0c1219 667 2970 1616 4516 2424 634 331 1327 685 1961 1005">
          <text:p/>
        </draw:path>
        <draw:polygon draw:style-name="gr5" draw:text-style-name="P8" draw:layer="layout" svg:width="0.369cm" svg:height="0.276cm" svg:x="16.658cm" svg:y="21.946cm" svg:viewBox="0 0 370 277" draw:points="118,0 370,277 0,219">
          <text:p/>
        </draw:polygon>
        <draw:frame draw:style-name="gr36" draw:text-style-name="P11" draw:layer="layout" svg:width="3.211cm" svg:height="1.251cm" svg:x="5.945cm" svg:y="19.658cm">
          <draw:text-box>
            <text:p text:style-name="P3"><text:span text:style-name="T2"><text:s/></text:span><text:span text:style-name="T2">10.0%</text:span></text:p>
          </draw:text-box>
        </draw:frame>
        <draw:path draw:style-name="gr3" draw:text-style-name="P8" draw:layer="layout" svg:width="2.736cm" svg:height="1.512cm" svg:x="1.537cm" svg:y="26.369cm" svg:viewBox="0 0 2737 1513" svg:d="M2737 756c0-417-614-756-1369-756-756 0-1368 339-1368 756 0 419 612 757 1368 757 755 0 1369-338 1369-757z">
          <text:p/>
        </draw:path>
        <draw:frame draw:style-name="gr27" draw:text-style-name="P11" draw:layer="layout" svg:width="3.211cm" svg:height="1.397cm" svg:x="13.114cm" svg:y="20.828cm">
          <draw:text-box>
            <text:p text:style-name="P3"><text:span text:style-name="T2"><text:s/></text:span><text:span text:style-name="T2">19.9%</text:span></text:p>
          </draw:text-box>
        </draw:frame>
        <draw:path draw:style-name="gr37" draw:text-style-name="P8" draw:layer="layout" svg:width="0cm" svg:height="2.412cm" draw:transform="skewX (0.600044196835651) translate (5.46419817037365cm 23.5949746401718cm)" svg:viewBox="0 0 1 2413" svg:d="M0 0c0 698 1 1629 1 2413">
          <text:p/>
        </draw:path>
        <draw:polygon draw:style-name="gr37" draw:text-style-name="P8" draw:layer="layout" svg:width="0.432cm" svg:height="0.353cm" draw:transform="rotate (-0.369660735572399) translate (3.66754074705791cm 25.9529157475676cm)" svg:viewBox="0 0 433 354" draw:points="433,0 217,354 0,0">
          <text:p/>
        </draw:polygon>
        <draw:frame draw:style-name="gr38" draw:text-style-name="P4" draw:layer="layout" svg:width="2.498cm" svg:height="2.253cm" svg:x="1.817cm" svg:y="26.72cm">
          <draw:text-box>
            <text:p text:style-name="P3"><text:span text:style-name="T1">N</text:span><text:span text:style-name="T1">H</text:span><text:span text:style-name="T1">2</text:span></text:p>
          </draw:text-box>
        </draw:frame>
        <draw:path draw:style-name="gr18" draw:text-style-name="P8" draw:layer="layout" svg:width="1.015cm" svg:height="8.508cm" svg:x="17.021cm" svg:y="23.595cm" svg:viewBox="0 0 1016 8509" svg:d="M1016 0c-211 1771-767 6419-1016 8509">
          <text:p/>
        </draw:path>
        <draw:polygon draw:style-name="gr19" draw:text-style-name="P13" draw:layer="layout" svg:width="0.247cm" svg:height="0.357cm" svg:x="16.877cm" svg:y="32.002cm" svg:viewBox="0 0 248 358" draw:points="248,8 113,358 0,0">
          <text:p/>
        </draw:polygon>
        <draw:polygon draw:style-name="gr18" draw:text-style-name="P1" draw:layer="layout" svg:width="0.247cm" svg:height="0.357cm" svg:x="16.877cm" svg:y="32.002cm" svg:viewBox="0 0 248 358" draw:points="248,8 113,358 0,0">
          <text:p/>
        </draw:polygon>
        <draw:frame draw:style-name="gr31" draw:text-style-name="P11" draw:layer="layout" svg:width="3.211cm" svg:height="1.143cm" svg:x="3.396cm" svg:y="24.23cm">
          <draw:text-box>
            <text:p text:style-name="P3"><text:span text:style-name="T2"><text:s/></text:span><text:span text:style-name="T2">46.8%</text:span></text:p>
          </draw:text-box>
        </draw:frame>
        <draw:path draw:style-name="gr3" draw:text-style-name="P8" draw:layer="layout" svg:width="2.045cm" svg:height="1.512cm" svg:x="25.996cm" svg:y="0.149cm" svg:viewBox="0 0 2046 1513" svg:d="M2046 757c0-418-459-757-1024-757-564 0-1022 339-1022 757 0 417 458 756 1022 756 565 0 1024-339 1024-756z">
          <text:p/>
        </draw:path>
        <draw:frame draw:style-name="gr39" draw:text-style-name="P11" draw:layer="layout" svg:width="2.644cm" svg:height="1.136cm" svg:x="16.777cm" svg:y="27.532cm">
          <draw:text-box>
            <text:p text:style-name="P3"><text:span text:style-name="T2"><text:s/></text:span><text:span text:style-name="T2">6.6%</text:span></text:p>
          </draw:text-box>
        </draw:frame>
        <draw:path draw:style-name="gr40" draw:text-style-name="P8" draw:layer="layout" svg:width="7.076cm" svg:height="20.919cm" svg:x="19.942cm" svg:y="1.659cm" svg:viewBox="0 0 7077 20920" svg:d="M7077 0c0 699 0 1792 0 2741v14891c0 1991-4715 2939-7077 3288">
          <text:p/>
        </draw:path>
        <draw:polygon draw:style-name="gr40" draw:text-style-name="P8" draw:layer="layout" svg:width="0.377cm" svg:height="0.491cm" svg:x="19.763cm" svg:y="22.335cm" svg:viewBox="0 0 378 492" draw:points="378,492 0,282 326,0">
          <text:p/>
        </draw:polygon>
        <draw:frame draw:style-name="gr41" draw:text-style-name="P10" draw:layer="layout" svg:width="1.596cm" svg:height="1.551cm" svg:x="26.278cm" svg:y="0.5cm">
          <draw:text-box>
            <text:p text:style-name="P3"><text:span text:style-name="T3">N</text:span><text:span text:style-name="T3">2</text:span></text:p>
          </draw:text-box>
        </draw:frame>
        <draw:path draw:style-name="gr42" draw:text-style-name="P15" draw:layer="layout" svg:width="4.825cm" svg:height="1.512cm" svg:x="19.053cm" svg:y="0.149cm" svg:viewBox="0 0 4826 1513" svg:d="M4826 757c0-418-1080-757-2413-757s-2413 339-2413 757c0 417 1080 756 2413 756s2413-339 2413-756z">
          <text:p/>
        </draw:path>
        <draw:path draw:style-name="gr3" draw:text-style-name="P8" draw:layer="layout" svg:width="4.825cm" svg:height="1.512cm" svg:x="19.053cm" svg:y="0.149cm" svg:viewBox="0 0 4826 1513" svg:d="M4826 757c0-418-1080-757-2413-757s-2413 339-2413 757c0 417 1080 756 2413 756s2413-339 2413-756z">
          <text:p/>
        </draw:path>
        <draw:frame draw:style-name="gr43" draw:text-style-name="P11" draw:layer="layout" svg:width="3.211cm" svg:height="1.332cm" svg:x="25.073cm" svg:y="11.53cm">
          <draw:text-box>
            <text:p text:style-name="P3"><text:span text:style-name="T2"><text:s/></text:span><text:span text:style-name="T2">5</text:span><text:span text:style-name="T2">7</text:span><text:span text:style-name="T2">.</text:span><text:span text:style-name="T2">0</text:span><text:span text:style-name="T2">%</text:span></text:p>
          </draw:text-box>
        </draw:frame>
        <draw:path draw:style-name="gr3" draw:text-style-name="P8" draw:layer="layout" svg:width="3.903cm" svg:height="1.512cm" svg:x="19.493cm" svg:y="4.092cm" svg:viewBox="0 0 3904 1513" svg:d="M3904 757c0-418-874-757-1952-757s-1952 339-1952 757c0 417 874 756 1952 756s1952-339 1952-756z">
          <text:p/>
        </draw:path>
        <draw:frame draw:style-name="gr44" draw:text-style-name="P10" draw:layer="layout" svg:width="3.901cm" svg:height="2.253cm" svg:x="19.651cm" svg:y="0.5cm">
          <draw:text-box>
            <text:p text:style-name="P3"><text:span text:style-name="T3">C5H5N</text:span></text:p>
          </draw:text-box>
        </draw:frame>
        <draw:path draw:style-name="gr45" draw:text-style-name="P8" draw:layer="layout" svg:width="0cm" svg:height="2.249cm" svg:x="21.445cm" svg:y="1.66cm" svg:viewBox="0 0 0 2250" svg:d="M0 0c0 650 0 1518 0 2250">
          <text:p/>
        </draw:path>
        <draw:polygon draw:style-name="gr19" draw:text-style-name="P12" draw:layer="layout" svg:width="0.803cm" svg:height="0.353cm" svg:x="21.043cm" svg:y="3.741cm" svg:viewBox="0 0 804 354" draw:points="804,0 403,354 0,0">
          <text:p/>
        </draw:polygon>
        <draw:polygon draw:style-name="gr45" draw:text-style-name="P8" draw:layer="layout" svg:width="0.803cm" svg:height="0.353cm" svg:x="21.043cm" svg:y="3.741cm" svg:viewBox="0 0 804 354" draw:points="804,0 403,354 0,0">
          <text:p/>
        </draw:polygon>
        <draw:frame draw:style-name="gr46" draw:text-style-name="P16" draw:layer="layout" svg:width="3.181cm" svg:height="1.551cm" svg:x="19.851cm" svg:y="4.543cm">
          <draw:text-box>
            <text:p text:style-name="P3"><text:span text:style-name="T5">C</text:span><text:span text:style-name="T5">5</text:span><text:span text:style-name="T5">H</text:span><text:span text:style-name="T5">4</text:span><text:span text:style-name="T5">N</text:span></text:p>
          </draw:text-box>
        </draw:frame>
        <draw:path draw:style-name="gr3" draw:text-style-name="P8" draw:layer="layout" svg:width="5.448cm" svg:height="2.185cm" svg:x="15.37cm" svg:y="8.455cm" svg:viewBox="0 0 5449 2186" svg:d="M5449 1094c0-604-1220-1094-2723-1094-1506 0-2726 490-2726 1094s1220 1092 2726 1092c1503 0 2723-488 2723-1092z">
          <text:p/>
        </draw:path>
        <draw:frame draw:style-name="gr47" draw:text-style-name="P11" draw:layer="layout" svg:width="3.779cm" svg:height="1.272cm" svg:x="19.918cm" svg:y="2.105cm">
          <draw:text-box>
            <text:p text:style-name="P3"><text:span text:style-name="T2"><text:s/></text:span><text:span text:style-name="T2">100.0</text:span><text:span text:style-name="T2">%</text:span></text:p>
          </draw:text-box>
        </draw:frame>
        <draw:path draw:style-name="gr45" draw:text-style-name="P8" draw:layer="layout" svg:width="1.457cm" svg:height="2.342cm" draw:transform="skewX (0.0860447321233204) rotate (0.304210888622612) translate (18.2971769071267cm 5.6167738406153cm)" svg:viewBox="0 0 1458 2343" svg:d="M1458 0c-223 193-454 425-633 676-353 496-632 1139-825 1667">
          <text:p/>
        </draw:path>
        <draw:polygon draw:style-name="gr19" draw:text-style-name="P12" draw:layer="layout" svg:width="0.744cm" svg:height="0.477cm" draw:transform="rotate (0.23387411976724) translate (18.334739624371cm 7.87271678520778cm)" svg:viewBox="0 0 745 478" draw:points="745,301 240,478 0,0">
          <text:p/>
        </draw:polygon>
        <draw:polygon draw:style-name="gr45" draw:text-style-name="P8" draw:layer="layout" svg:width="0.744cm" svg:height="0.477cm" draw:transform="rotate (0.23387411976724) translate (18.334739624371cm 7.87271678520778cm)" svg:viewBox="0 0 745 478" draw:points="745,301 240,478 0,0">
          <text:p/>
        </draw:polygon>
        <draw:frame draw:style-name="gr48" draw:text-style-name="P10" draw:layer="layout" svg:width="5.099cm" svg:height="2.143cm" svg:x="15.553cm" svg:y="9.206cm">
          <draw:text-box>
            <text:p text:style-name="P3"><text:span text:style-name="T3">C5H4NO2</text:span></text:p>
          </draw:text-box>
        </draw:frame>
        <draw:path draw:style-name="gr3" draw:text-style-name="P8" draw:layer="layout" svg:width="4.977cm" svg:height="1.931cm" svg:x="21.441cm" svg:y="8.455cm" svg:viewBox="0 0 4978 1932" svg:d="M4978 967c0-534-1115-967-2489-967-1375 0-2489 433-2489 967 0 533 1114 965 2489 965 1374 0 2489-432 2489-965z">
          <text:p/>
        </draw:path>
        <draw:frame draw:style-name="gr49" draw:text-style-name="P11" draw:layer="layout" svg:width="3.779cm" svg:height="1.296cm" svg:x="17.572cm" svg:y="6.069cm">
          <draw:text-box>
            <text:p text:style-name="P3"><text:span text:style-name="T2"><text:s/></text:span><text:span text:style-name="T2">100.0%</text:span></text:p>
          </draw:text-box>
        </draw:frame>
        <draw:path draw:style-name="gr45" draw:text-style-name="P8" draw:layer="layout" svg:width="0.944cm" svg:height="2.312cm" draw:transform="skewX (-0.106814150222053) rotate (-0.235793981944435) translate (22.7362596861925cm 5.43434473252001cm)" svg:viewBox="0 0 945 2313" svg:d="M0 0c259 632 653 1597 945 2313">
          <text:p/>
        </draw:path>
        <draw:polygon draw:style-name="gr19" draw:text-style-name="P12" draw:layer="layout" svg:width="0.704cm" svg:height="0.502cm" svg:x="22.831cm" svg:y="7.97cm" svg:viewBox="0 0 705 503" draw:points="705,0 523,503 0,386">
          <text:p/>
        </draw:polygon>
        <draw:polygon draw:style-name="gr45" draw:text-style-name="P8" draw:layer="layout" svg:width="0.704cm" svg:height="0.502cm" draw:transform="rotate (-0.261275789023552) translate (23.0077830799226cm 7.78759237125835cm)" svg:viewBox="0 0 705 503" draw:points="705,0 523,503 0,386">
          <text:p/>
        </draw:polygon>
        <draw:frame draw:style-name="gr50" draw:text-style-name="P10" draw:layer="layout" svg:width="4.494cm" svg:height="2.253cm" svg:x="21.698cm" svg:y="9.106cm">
          <draw:text-box>
            <text:p text:style-name="P3"><text:span text:style-name="T3">C4H4CN</text:span></text:p>
          </draw:text-box>
        </draw:frame>
        <draw:path draw:style-name="gr51" draw:text-style-name="P1" draw:layer="layout" svg:width="2.577cm" svg:height="2.262cm" svg:x="13.935cm" svg:y="33.755cm" svg:viewBox="0 0 2578 2263" svg:d="M2578 0c-732 642-1751 1536-2578 2263">
          <text:p/>
        </draw:path>
        <draw:polygon draw:style-name="gr19" draw:text-style-name="P13" draw:layer="layout" svg:width="0.332cm" svg:height="0.398cm" svg:x="13.766cm" svg:y="35.941cm" svg:viewBox="0 0 333 399" draw:points="333,166 9,399 0,0">
          <text:p/>
        </draw:polygon>
        <draw:polygon draw:style-name="gr51" draw:text-style-name="P1" draw:layer="layout" svg:width="0.332cm" svg:height="0.398cm" svg:x="13.766cm" svg:y="35.841cm" svg:viewBox="0 0 333 399" draw:points="333,166 9,399 0,0">
          <text:p/>
        </draw:polygon>
        <draw:frame draw:style-name="gr49" draw:text-style-name="P11" draw:layer="layout" svg:width="3.779cm" svg:height="1.296cm" svg:x="21.462cm" svg:y="6.164cm">
          <draw:text-box>
            <text:p text:style-name="P3"><text:span text:style-name="T2"><text:s/></text:span><text:span text:style-name="T2">100.0%</text:span></text:p>
          </draw:text-box>
        </draw:frame>
        <draw:path draw:style-name="gr13" draw:text-style-name="P7" draw:layer="layout" svg:width="2.737cm" svg:height="1.512cm" svg:x="1.414cm" svg:y="0.149cm" svg:viewBox="0 0 2738 1513" svg:d="M2738 757c0-418-614-757-1369-757-756 0-1369 339-1369 757 0 417 613 756 1369 756 755 0 1369-339 1369-756z">
          <text:p/>
        </draw:path>
        <draw:path draw:style-name="gr3" draw:text-style-name="P8" draw:layer="layout" svg:width="2.737cm" svg:height="1.512cm" svg:x="1.414cm" svg:y="0.149cm" svg:viewBox="0 0 2738 1513" svg:d="M2738 757c0-418-614-757-1369-757-756 0-1369 339-1369 757 0 417 613 756 1369 756 755 0 1369-339 1369-756z">
          <text:p/>
        </draw:path>
        <draw:frame draw:style-name="gr52" draw:text-style-name="P5" draw:layer="layout" svg:width="3.211cm" svg:height="1.131cm" svg:x="14.254cm" svg:y="34.326cm">
          <draw:text-box>
            <text:p text:style-name="P3"><text:span text:style-name="T2"><text:s/></text:span><text:span text:style-name="T2">36.4%</text:span></text:p>
          </draw:text-box>
        </draw:frame>
        <draw:path draw:style-name="gr40" draw:text-style-name="P8" draw:layer="layout" svg:width="0.013cm" svg:height="24.475cm" svg:x="2.783cm" svg:y="1.659cm" svg:viewBox="0 0 14 24476" svg:d="M0 0c0 717 0 1839 0 2813v18899c0 1145 7 2126 14 2764">
          <text:p/>
        </draw:path>
        <draw:polygon draw:style-name="gr40" draw:text-style-name="P8" draw:layer="layout" svg:width="0.431cm" svg:height="0.41cm" draw:transform="rotate (-0.889594319741511) translate (2.85122627146217cm 25.6361135902168cm)" svg:viewBox="0 0 432 411" draw:points="301,0 432,411 0,394">
          <text:p/>
        </draw:polygon>
        <draw:frame draw:style-name="gr53" draw:text-style-name="P10" draw:layer="layout" svg:width="2.526cm" svg:height="2.253cm" svg:x="1.595cm" svg:y="0.5cm">
          <draw:text-box>
            <text:p text:style-name="P3"><text:span text:style-name="T3">NH3</text:span></text:p>
          </draw:text-box>
        </draw:frame>
        <draw:path draw:style-name="gr5" draw:text-style-name="P8" draw:layer="layout" svg:width="2.539cm" svg:height="12.191cm" svg:x="2.924cm" svg:y="27.913cm" svg:viewBox="0 0 2540 12192" svg:d="M0 0c0 669 0 1717 0 2625v6821c0 1303 1388 2214 2540 2746">
          <text:p/>
        </draw:path>
        <draw:polygon draw:style-name="gr5" draw:text-style-name="P1" draw:layer="layout" svg:width="0.371cm" svg:height="0.262cm" svg:x="5.231cm" svg:y="39.861cm" svg:viewBox="0 0 372 263" draw:points="106,0 372,263 0,224">
          <text:p/>
        </draw:polygon>
        <draw:frame draw:style-name="gr54" draw:text-style-name="P11" draw:layer="layout" svg:width="3.211cm" svg:height="1.189cm" svg:x="1.181cm" svg:y="13.308cm">
          <draw:text-box>
            <text:p text:style-name="P3"><text:span text:style-name="T2"><text:s/></text:span><text:span text:style-name="T2">5</text:span><text:span text:style-name="T2">1</text:span><text:span text:style-name="T2">.</text:span><text:span text:style-name="T2">9</text:span><text:span text:style-name="T2">%</text:span></text:p>
          </draw:text-box>
        </draw:frame>
        <draw:path draw:style-name="gr5" draw:text-style-name="P8" draw:layer="layout" svg:width="4.956cm" svg:height="1.995cm" svg:x="4.067cm" svg:y="27.659cm" svg:viewBox="0 0 4957 1996" svg:d="M0 0c305 369 795 835 1484 1138 984 430 2336 697 3473 858">
          <text:p/>
        </draw:path>
        <draw:polygon draw:style-name="gr19" draw:text-style-name="P12" draw:layer="layout" svg:width="0.372cm" svg:height="0.239cm" svg:x="8.995cm" svg:y="29.535cm" svg:viewBox="0 0 373 240" draw:points="61,0 373,207 0,240">
          <text:p/>
        </draw:polygon>
        <draw:polygon draw:style-name="gr5" draw:text-style-name="P8" draw:layer="layout" svg:width="0.372cm" svg:height="0.239cm" svg:x="8.995cm" svg:y="29.535cm" svg:viewBox="0 0 373 240" draw:points="61,0 373,207 0,240">
          <text:p/>
        </draw:polygon>
        <draw:frame draw:style-name="gr52" draw:text-style-name="P5" draw:layer="layout" svg:width="3.211cm" svg:height="1.131cm" svg:x="1.4cm" svg:y="32.878cm">
          <draw:text-box>
            <text:p text:style-name="P3"><text:span text:style-name="T2"><text:s/></text:span><text:span text:style-name="T2">1</text:span><text:span text:style-name="T2">5</text:span><text:span text:style-name="T2">.</text:span><text:span text:style-name="T2">6</text:span><text:span text:style-name="T2">%</text:span></text:p>
          </draw:text-box>
        </draw:frame>
        <draw:path draw:style-name="gr55" draw:text-style-name="P8" draw:layer="layout" svg:width="4.157cm" svg:height="6.956cm" svg:x="13.117cm" svg:y="1.652cm" svg:viewBox="0 0 4158 6957" svg:d="M4158 6957c-570-1385-1873-4305-3453-6256-209-258-459-495-705-701">
          <text:p/>
        </draw:path>
        <draw:polygon draw:style-name="gr19" draw:text-style-name="P12" draw:layer="layout" svg:width="0.364cm" svg:height="0.292cm" svg:x="12.812cm" svg:y="1.461cm" svg:viewBox="0 0 365 293" draw:points="234,293 0,0 365,83">
          <text:p/>
        </draw:polygon>
        <draw:polygon draw:style-name="gr18" draw:text-style-name="P8" draw:layer="layout" svg:width="0.364cm" svg:height="0.292cm" svg:x="12.812cm" svg:y="1.461cm" svg:viewBox="0 0 365 293" draw:points="234,293 0,0 365,83">
          <text:p/>
        </draw:polygon>
        <draw:path draw:style-name="gr3" draw:text-style-name="P8" draw:layer="layout" svg:width="5.587cm" svg:height="1.766cm" svg:x="18.426cm" svg:y="13.003cm" svg:viewBox="0 0 5588 1767" svg:d="M5588 883c0-487-1250-883-2793-883s-2795 396-2795 883c0 488 1252 884 2795 884s2793-396 2793-884z">
          <text:p/>
        </draw:path>
        <draw:frame draw:style-name="gr56" draw:text-style-name="P17" draw:layer="layout" svg:width="3.211cm" svg:height="1.524cm" svg:x="4.829cm" svg:y="28.294cm">
          <draw:text-box>
            <text:p text:style-name="P3"><text:span text:style-name="T6"><text:s/></text:span><text:span text:style-name="T6">1</text:span><text:span text:style-name="T6">5</text:span><text:span text:style-name="T6">.</text:span><text:span text:style-name="T6">0</text:span><text:span text:style-name="T6">%</text:span></text:p>
          </draw:text-box>
        </draw:frame>
        <draw:path draw:style-name="gr45" draw:text-style-name="P8" draw:layer="layout" svg:width="1.81cm" svg:height="1.313cm" draw:transform="skewX (0.0720820981073658) rotate (0.629191195343956) translate (21.5252950727604cm 11.3255803354839cm)" svg:viewBox="0 0 1811 1314" svg:d="M1811 0c-511 372-1249 907-1811 1314">
          <text:p/>
        </draw:path>
        <draw:polygon draw:style-name="gr45" draw:text-style-name="P8" draw:layer="layout" svg:width="0.517cm" svg:height="0.664cm" draw:transform="rotate (0.882613002733532) translate (21.7178194755566cm 12.4559916434241cm)" svg:viewBox="0 0 518 665" draw:points="518,665 0,530 66,0">
          <text:p/>
        </draw:polygon>
        <draw:frame draw:style-name="gr57" draw:text-style-name="P18" draw:layer="layout" svg:width="5.031cm" svg:height="2.253cm" svg:x="18.734cm" svg:y="13.473cm">
          <draw:text-box>
            <text:p text:style-name="P3"><text:span text:style-name="T7">CHCHC</text:span><text:span text:style-name="T7">N</text:span></text:p>
          </draw:text-box>
        </draw:frame>
        <draw:path draw:style-name="gr8" draw:text-style-name="P8" draw:layer="layout" svg:width="1.142cm" svg:height="2.285cm" svg:x="18.418cm" svg:y="14.578cm" svg:viewBox="0 0 1143 2286" svg:d="M1143 0c-329 659-788 1575-1143 2286">
          <text:p/>
        </draw:path>
        <draw:polygon draw:style-name="gr8" draw:text-style-name="P8" draw:layer="layout" svg:width="0.555cm" svg:height="0.51cm" draw:transform="rotate (0.378212848907171) translate (18.1204062909814cm 16.7788326789528cm)" svg:viewBox="0 0 556 511" draw:points="556,492 44,511 0,0">
          <text:p/>
        </draw:polygon>
        <draw:frame draw:style-name="gr58" draw:text-style-name="P11" draw:layer="layout" svg:width="3.779cm" svg:height="1.131cm" svg:x="20.831cm" svg:y="10.709cm">
          <draw:text-box>
            <text:p text:style-name="P3"><text:span text:style-name="T2"><text:s/></text:span><text:span text:style-name="T2">100</text:span><text:span text:style-name="T2">.0</text:span><text:span text:style-name="T2">%</text:span></text:p>
          </draw:text-box>
        </draw:frame>
        <draw:frame draw:style-name="gr52" draw:text-style-name="P11" draw:layer="layout" svg:width="3.211cm" svg:height="1.131cm" svg:x="17.832cm" svg:y="15.193cm">
          <draw:text-box>
            <text:p text:style-name="P3"><text:span text:style-name="T2"><text:s/></text:span><text:span text:style-name="T2">9</text:span><text:span text:style-name="T2">3</text:span><text:span text:style-name="T2">.</text:span><text:span text:style-name="T2">9</text:span><text:span text:style-name="T2">%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hart="urn:oasis:names:tc:opendocument:xmlns:chart:1.0" xmlns:svg="urn:oasis:names:tc:opendocument:xmlns:svg-compatible:1.0" xmlns:draw="urn:oasis:names:tc:opendocument:xmlns:drawing:1.0" xmlns:rpt="http://openoffice.org/2005/report" xmlns:field="urn:openoffice:names:experimental:ooo-ms-interop:xmlns:field:1.0" xmlns:text="urn:oasis:names:tc:opendocument:xmlns:text:1.0" xmlns:style="urn:oasis:names:tc:opendocument:xmlns:style:1.0" xmlns:meta="urn:oasis:names:tc:opendocument:xmlns:meta:1.0" xmlns:xlink="http://www.w3.org/1999/xlink" xmlns:xhtml="http://www.w3.org/1999/xhtml" xmlns:css3t="http://www.w3.org/TR/css3-text/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1" svg:font-family="Times"/>
    <style:font-face style:name="DejaVu Sans1" svg:font-family="'DejaVu Sans'" style:font-pitch="variable"/>
    <style:font-face style:name="Liberation Serif1" svg:font-family="'Liberation Serif'" style:font-pitch="variable"/>
    <style:font-face style:name="Times" svg:font-family="Time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stroke-dash32" draw:style="rect" draw:dots1="1" draw:dots1-length="0.317cm" draw:distance="0.31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cm" fo:margin-bottom="1cm" fo:margin-left="1.4cm" fo:margin-right="1cm" fo:page-width="29.174cm" fo:page-height="42.7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3-24T13:39:21.381929488</dc:date>
    <meta:editing-duration>PT27M59S</meta:editing-duration>
    <meta:editing-cycles>10</meta:editing-cycles>
    <meta:generator>LibreOffice/6.4.7.2$Linux_X86_64 LibreOffice_project/40$Build-2</meta:generator>
    <meta:document-statistic meta:object-count="146"/>
  </office:meta>
</office:document-meta>
</file>